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66FEDB1EF6809C5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5c8b2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093a68" officeooo:paragraph-rsid="00093a68"/>
    </style:style>
    <style:style style:name="P21" style:family="paragraph" style:parent-style-name="Text_20_body" style:list-style-name="L1">
      <style:text-properties officeooo:rsid="0013712d" officeooo:paragraph-rsid="0013712d"/>
    </style:style>
    <style:style style:name="P22" style:family="paragraph" style:parent-style-name="Text_20_body" style:list-style-name="L3">
      <style:text-properties officeooo:rsid="001b5363" officeooo:paragraph-rsid="001d4802"/>
    </style:style>
    <style:style style:name="P23" style:family="paragraph" style:parent-style-name="Text_20_body" style:list-style-name="L2">
      <style:text-properties officeooo:rsid="001d4802" officeooo:paragraph-rsid="001d4802"/>
    </style:style>
    <style:style style:name="P24" style:family="paragraph" style:parent-style-name="Heading_20_1">
      <style:text-properties officeooo:rsid="0000a630" officeooo:paragraph-rsid="0000a630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13712d"/>
    </style:style>
    <style:style style:name="T12" style:family="text">
      <style:text-properties officeooo:rsid="00191656"/>
    </style:style>
    <style:style style:name="T13" style:family="text">
      <style:text-properties officeooo:rsid="001b5363"/>
    </style:style>
    <style:style style:name="T14" style:family="text">
      <style:text-properties officeooo:rsid="001d480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13" text:name="NumeroTema"/>
        <text:user-field-decl office:value-type="string" office:string-value="Cordova y Electron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66FEDB1EF6809C5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13</text:span>.</text:p>
      <text:p text:style-name="P5"><text:user-field-get text:name="Tema">Cordova y Electron</text:user-field-get></text:p>
      <text:p text:style-name="P6"><text:span text:style-name="T12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3">8</text:span>/201<text:span text:style-name="T13">9</text:span></text:p>
      <text:p text:style-name="P14"><text:tab/><text:tab/><text:tab/><text:tab/><text:tab/><text:tab/><text:tab/><text:tab/><text:tab/><text:tab/>Versión:<text:date style:data-style-name="N104" text:date-value="2018-12-23T12:15:38.106499495">181223</text:date>.<text:time style:data-style-name="N105" text:time-value="2018-12-23T12:15:38.106860965">1215</text:time></text:p>
      <text:p text:style-name="P3"/>
      <text:p text:style-name="Standard"/>
      <text:p text:style-name="P17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5">1. Fechas<text:tab/>3</text:p>
          <text:p text:style-name="P25">2. Conocimientos previos<text:tab/>3</text:p>
          <text:p text:style-name="P25">3. Objetivos<text:tab/>3</text:p>
          <text:p text:style-name="P25">4. Contenidos<text:tab/>3</text:p>
          <text:p text:style-name="P25">5. Actividades<text:tab/>3</text:p>
          <text:p text:style-name="P25">6. Recomendaciones<text:tab/>3</text:p>
        </text:index-body>
      </text:table-of-content>
      <text:p text:style-name="Standard"/>
      <text:p text:style-name="P18"/>
      <text:p text:style-name="Titulo">UD<text:user-field-get text:name="NumeroTema">13</text:user-field-get>. <text:user-field-get text:name="Tema">Cordova y Electron</text:user-field-get></text:p>
      <text:h text:style-name="P24" text:outline-level="1">Fecha<text:span text:style-name="T10">s</text:span></text:h>
      <text:p text:style-name="Text_20_body"><text:span text:style-name="T9">Desde</text:span> <text:span text:style-name="T14">14</text:span>/<text:span text:style-name="T13">01</text:span>/201<text:span text:style-name="T13">9</text:span> to <text:span text:style-name="T14">20</text:span>/<text:span text:style-name="T13">01</text:span>/201<text:span text:style-name="T13">9</text:span>. <text:span text:style-name="T9">La duración de la unidad es de 1 semana (7 horas)</text:span>.</text:p>
      <text:h text:style-name="P24" text:outline-level="1">Conocimientos previos</text:h>
      <text:list xml:id="list23631846" text:style-name="L1">
        <text:list-item>
          <text:p text:style-name="P19"><text:span text:style-name="T9">Uso básico de sistemas operativos</text:span>.</text:p>
        </text:list-item>
        <text:list-item>
          <text:p text:style-name="P19"><text:span text:style-name="T9">Conocimientos generales del uso de entornos de desarrollo</text:span>.</text:p>
        </text:list-item>
        <text:list-item>
          <text:p text:style-name="P20">Conocimientos básicos de HTML.</text:p>
        </text:list-item>
        <text:list-item>
          <text:p text:style-name="P21">Conocimientos básicos de Javascript.</text:p>
        </text:list-item>
      </text:list>
      <text:h text:style-name="P24" text:outline-level="1">Objetivos</text:h>
      <text:list xml:id="list2650719896" text:style-name="L2">
        <text:list-item>
          <text:p text:style-name="P23">Conocer Cordova para generar aplicaciones móviles usando Javascript.</text:p>
        </text:list-item>
        <text:list-item>
          <text:p text:style-name="P23">Conocer Electron para generar aplicaciones de escritorio usando Javascript.</text:p>
        </text:list-item>
      </text:list>
      <text:h text:style-name="P24" text:outline-level="1">Contenidos</text:h>
      <text:list xml:id="list892357689" text:style-name="L3">
        <text:list-item>
          <text:p text:style-name="P22">Explicaciones y ejemplos de <text:span text:style-name="T14">Cordova.</text:span></text:p>
        </text:list-item>
        <text:list-item>
          <text:p text:style-name="P22">Explicaciones y ejemplos de <text:span text:style-name="T14">Electron.</text:span></text:p>
        </text:list-item>
      </text:list>
      <text:h text:style-name="P24" text:outline-level="1">Actividades</text:h>
      <text:p text:style-name="P9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4" text:outline-level="1">Recomendaciones</text:h>
      <text:p text:style-name="P8">Es necesario acudir a las TC con los conceptos principales estudiados. <text:span text:style-name="T11">Es muy importante comprender los ejemplos básicos antes de intentar ejercicios no evaluables.</text:span>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3" text:name="NumeroTema"/>
          <text:user-field-decl office:value-type="string" office:string-value="Cordova y Electron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3</text:user-field-get></text:span><text:span text:style-name="MT1">. </text:span><text:span text:style-name="MT1"><text:user-field-get text:name="Tema">Cordova y Electron</text:user-field-get></text:span></text:p>
      </style:header>
      <style:footer>
        <text:user-field-decls>
          <text:user-field-decl office:value-type="string" office:string-value="1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20H10M43S</meta:editing-duration>
    <meta:editing-cycles>37</meta:editing-cycles>
    <meta:generator>LibreOffice/6.0.7.3$Linux_X86_64 LibreOffice_project/00m0$Build-3</meta:generator>
    <dc:title>Plantilla CEED</dc:title>
    <dc:date>2018-12-23T12:15:37.575971953</dc:date>
    <meta:print-date>2016-09-19T01:24:23.102000000</meta:print-date>
    <meta:document-statistic meta:table-count="0" meta:image-count="1" meta:object-count="0" meta:page-count="3" meta:paragraph-count="46" meta:word-count="276" meta:character-count="1841" meta:non-whitespace-character-count="1603"/>
    <meta:template xlink:type="simple" xlink:actuate="onRequest" xlink:title="Plantilla CEED" xlink:href="../../.config/libreoffice/4/user/template/Plantilla%20CEED.ott" meta:date="2016-09-15T13:17:11.020000000"/>
  </office:meta>
</office:document-meta>
</file>